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Thomas U. Banks should be here.</text:p>
            <text:p>Bla bla bla in Israel also should be here</text:p>
            <text:p>Thomas U. Banks<text:tab/>829-00-2162<text:tab/>25253<text:tab/>RU<text:tab/>25/5/1966 <text:s/>banks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0T11:16:53.26</meta:creation-date>
    <meta:editing-duration>PT1M27S</meta:editing-duration>
    <meta:editing-cycles>3</meta:editing-cycles>
    <dc:date>2021-05-15T17:52:31.19</dc:date>
    <meta:generator>OpenOffice/4.1.7$Win32 OpenOffice.org_project/417m1$Build-9800</meta:generator>
    <dc:creator>Victor Bystrov</dc:creator>
    <meta:document-statistic meta:object-count="25"/>
  </office:meta>
</office:document-meta>
</file>